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3" style:family="paragraph" style:parent-style-name="Standard"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text-properties fo:font-size="24pt" officeooo:paragraph-rsid="001b5360" style:font-size-asian="21pt" style:font-size-complex="24pt"/>
    </style:style>
    <style:style style:name="P6" style:family="paragraph" style:parent-style-name="Standard"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72pt" fo:font-weight="bold" style:font-size-asian="72pt" style:font-weight-asian="bold" style:font-size-complex="72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72pt" fo:font-weight="bold" style:font-size-asian="72pt" style:font-weight-asian="bold" style:font-size-complex="72pt" style:font-weight-complex="bold"/>
    </style:style>
    <style:style style:name="P9" style:family="paragraph" style:parent-style-name="Standard">
      <style:paragraph-properties style:writing-mode="lr-tb"/>
      <style:text-properties fo:font-size="24pt" style:font-size-asian="21pt" style:font-size-complex="24pt"/>
    </style:style>
    <style:style style:name="T1" style:family="text">
      <style:text-properties officeooo:rsid="001b5360"/>
    </style:style>
    <style:style style:name="T2" style:family="text">
      <style:text-properties officeooo:rsid="001d909e"/>
    </style:style>
    <style:style style:name="T3" style:family="text">
      <style:text-properties officeooo:rsid="001f0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chlüsselung funktioniert!</text:p>
      <text:p text:style-name="P4"/>
      <text:p text:style-name="P7">1</text:p>
      <text:p text:style-name="P1">Du <text:span text:style-name="T2">weißt</text:span> nicht <text:span text:style-name="T3">einmal </text:span>wie Verschlüsselung <text:span text:style-name="T3">genau </text:span>funktioniert</text:p>
      <text:p text:style-name="P3"/>
      <text:p text:style-name="P3">a) aber ich könnte b) das muss ich auch nicht </text:p>
      <text:p text:style-name="P3">c) aber <text:span text:style-name="T1">ich kenne Menschen, die es wissen</text:span></text:p>
      <text:p text:style-name="P3">d) <text:span text:style-name="T2">aber ich werde es wissen</text:span></text:p>
      <text:p text:style-name="P1"/>
      <text:p text:style-name="P6"/>
      <text:p text:style-name="P8">2</text:p>
      <text:p text:style-name="P1">Verschlüsselung <text:span text:style-name="T1">ist nicht sicher!</text:span></text:p>
      <text:p text:style-name="P3"/>
      <text:p text:style-name="P3">a) <text:span text:style-name="T1">Doch, sonst</text:span> gäbe es keine Cypherpunks</text:p>
      <text:p text:style-name="P3">b) <text:span text:style-name="T3">Sie ist sicher genug</text:span></text:p>
      <text:p text:style-name="P3">c) <text:span text:style-name="T1">Verschlüsselung</text:span> ist unsere einzige Chance<text:tab/></text:p>
      <text:p text:style-name="P3">d) <text:span text:style-name="T1">Doch, d</text:span>as amerikanische Militär verwendet sie</text:p>
      <text:p text:style-name="P3"/>
      <text:p text:style-name="P3"/>
      <text:p text:style-name="P8">3</text:p>
      <text:p text:style-name="P1">Geheimdienste können alle Codes knacken!</text:p>
      <text:p text:style-name="P3"/>
      <text:p text:style-name="P5">a) <text:span text:style-name="T1">das </text:span>würden <text:span text:style-name="T1">sie </text:span>gerne <text:tab/></text:p>
      <text:p text:style-name="P5">b) <text:span text:style-name="T1">vielleicht, </text:span>aber sie brauchen Zeit</text:p>
      <text:p text:style-name="P5">c) vielleicht jeden, aber nicht alle <text:s text:c="2"/></text:p>
      <text:p text:style-name="P5">d) nein</text:p>
      <text:p text:style-name="P3"/>
      <text:p text:style-name="P3"/>
      <text:p text:style-name="P8">4</text:p>
      <text:p text:style-name="P1">Du fällst auf, wenn du verschlüsselst!</text:p>
      <text:p text:style-name="P3"/>
      <text:p text:style-name="P3">a) hoffentlich fallen viele auf <text:tab/></text:p>
      <text:p text:style-name="P3">b) <text:span text:style-name="T1">na und?</text:span></text:p>
      <text:p text:style-name="P3">c) es ist mein Recht zu verschlüsseln</text:p>
      <text:p text:style-name="P3">d) in dem Wirrwarr im Internet? Nein.</text:p>
      <text:p text:style-name="P2"/>
      <text:p text:style-name="P8">5</text:p>
      <text:p text:style-name="P1">Was hast du zu verbergen, was nicht verboten ist?</text:p>
      <text:p text:style-name="P3"/>
      <text:p text:style-name="P5">a) Es gibt <text:span text:style-name="T1">ungerechte</text:span> Verbote<text:tab/><text:tab/></text:p>
      <text:p text:style-name="P5">b) <text:span text:style-name="T1">Alles Private</text:span></text:p>
      <text:p text:style-name="P9">c) Alles, was <text:span text:style-name="T1">mich erpressbar macht</text:span></text:p>
      <text:p text:style-name="P3">d) <text:span text:style-name="T1">Ich entscheide, was ich verberge</text:span></text:p>
      <text:p text:style-name="P3"/>
      <text:p text:style-name="P8">6</text:p>
      <text:p text:style-name="P1">Terroristen verschlüsseln gerne</text:p>
      <text:p text:style-name="P3"/>
      <text:p text:style-name="P3">a) Ich auch</text:p>
      <text:p text:style-name="P3">b) Terroristen <text:span text:style-name="T1">sind eine Minderheit</text:span></text:p>
      <text:p text:style-name="P3">c) <text:span text:style-name="T1">Alle sollten verschlüsseln</text:span><text:tab/></text:p>
      <text:p text:style-name="P9">d) <text:span text:style-name="T1">Und </text:span>Bankräuber fliehen mit Autos</text:p>
      <text:p text:style-name="P3"/>
      <text:p text:style-name="P8">7</text:p>
      <text:p text:style-name="P1">Verschlüsseln alleine ist keine Lösung.</text:p>
      <text:p text:style-name="P3"/>
      <text:p text:style-name="P3">a) Nein, aber notwendig. <text:tab/></text:p>
      <text:p text:style-name="P3">b) <text:span text:style-name="T1">Verschlüsseln ist e</text:span>ine Grundlage.</text:p>
      <text:p text:style-name="P3">c) Ohne Verschlüsselung sind wir verloren </text:p>
      <text:p text:style-name="P3">d) <text:span text:style-name="T1">Mh mh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chmidt</meta:initial-creator>
    <meta:creation-date>2014-06-06T12:29:42</meta:creation-date>
    <dc:date>2016-09-21T12:49:51.137409627</dc:date>
    <dc:creator>Michael </dc:creator>
    <meta:editing-duration>PT2H8M20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7" meta:paragraph-count="42" meta:word-count="195" meta:character-count="1162" meta:non-whitespace-character-count="994"/>
  </office:meta>
</office:document-meta>
</file>